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8eff" officeooo:paragraph-rsid="000f8ef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8eff" officeooo:paragraph-rsid="000f8ef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15efc5" officeooo:paragraph-rsid="0015efc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b0de" officeooo:paragraph-rsid="0011b0d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8fef" officeooo:paragraph-rsid="00158fef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normal" officeooo:rsid="000f8eff" officeooo:paragraph-rsid="000f8eff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0631e" officeooo:paragraph-rsid="000f8eff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0631e" officeooo:paragraph-rsid="0010631e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1212f" officeooo:paragraph-rsid="0011212f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1b0de" officeooo:paragraph-rsid="0011b0de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1f83a" officeooo:paragraph-rsid="0011f83a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405cd" officeooo:paragraph-rsid="001405cd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58fef" officeooo:paragraph-rsid="00158fef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officeooo:rsid="000f8eff" officeooo:paragraph-rsid="000f8eff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0631e" officeooo:paragraph-rsid="0010631e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1b0de" officeooo:paragraph-rsid="0011b0d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1f83a" officeooo:paragraph-rsid="0011f83a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405cd" officeooo:paragraph-rsid="001405c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58fef" officeooo:paragraph-rsid="00158fe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5efc5" officeooo:paragraph-rsid="0015efc5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7e86e" officeooo:paragraph-rsid="0017e86e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17e86e" officeooo:paragraph-rsid="0017e86e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93c2d" officeooo:paragraph-rsid="00193c2d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fo:font-weight="normal" officeooo:rsid="00193c2d" officeooo:paragraph-rsid="00193c2d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1b1677" officeooo:paragraph-rsid="001b167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10631e" officeooo:paragraph-rsid="0010631e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b0de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b0de" officeooo:paragraph-rsid="0011b0de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f83a" officeooo:paragraph-rsid="0011f83a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405cd" officeooo:paragraph-rsid="001405cd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58fef" officeooo:paragraph-rsid="00158fef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5efc5" officeooo:paragraph-rsid="0015efc5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6">
      <style:paragraph-properties fo:text-align="start" style:justify-single-word="false"/>
      <style:text-properties fo:font-size="12pt" fo:font-style="normal" style:text-underline-style="none" fo:font-weight="normal" officeooo:rsid="0017e86e" officeooo:paragraph-rsid="0017e86e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0f8eff" officeooo:paragraph-rsid="000f8eff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fo:font-size="12pt" fo:font-style="italic" style:text-underline-style="none" fo:font-weight="normal" officeooo:rsid="0010631e" officeooo:paragraph-rsid="0010631e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fo:font-size="12pt" fo:font-style="italic" style:text-underline-style="none" fo:font-weight="normal" officeooo:rsid="0011212f" officeooo:paragraph-rsid="0011212f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fo:font-size="12pt" fo:font-style="italic" style:text-underline-style="none" fo:font-weight="normal" officeooo:rsid="0011212f" officeooo:paragraph-rsid="0011212f" style:font-size-asian="10.5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fo:font-size="12pt" fo:font-style="italic" style:text-underline-style="none" fo:font-weight="normal" officeooo:rsid="00158fef" officeooo:paragraph-rsid="00158fef" style:font-size-asian="10.5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5efc5" officeooo:paragraph-rsid="0015efc5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officeooo:rsid="0010631e" style:font-style-asian="italic" style:font-style-complex="italic"/>
    </style:style>
    <style:style style:name="T4" style:family="text">
      <style:text-properties fo:font-style="italic" style:text-underline-style="none" officeooo:rsid="0011b0de" style:font-style-asian="italic" style:font-style-complex="italic"/>
    </style:style>
    <style:style style:name="T5" style:family="text">
      <style:text-properties fo:font-style="italic" style:text-underline-style="none" officeooo:rsid="001b1677" style:font-style-asian="italic" style:font-style-complex="italic"/>
    </style:style>
    <style:style style:name="T6" style:family="text">
      <style:text-properties fo:font-style="italic" style:text-underline-style="none" officeooo:rsid="001c46a1" style:font-style-asian="italic" style:font-style-complex="italic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1c46a1" style:font-style-asian="italic" style:font-weight-asian="bold" style:font-style-complex="italic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0631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officeooo:rsid="001b1677"/>
    </style:style>
    <style:style style:name="T13" style:family="text">
      <style:text-properties style:text-underline-style="none" officeooo:rsid="001c46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NTES MYSQL.</text:p>
      <text:list xml:id="list3938813884" text:style-name="L1">
        <text:list-item>
          <text:p text:style-name="P17">Entrar en mysql:</text:p>
        </text:list-item>
      </text:list>
      <text:p text:style-name="P2"><text:tab/>→ <text:span text:style-name="T1">mysql -u root -p.</text:span></text:p>
      <text:p text:style-name="P9"/>
      <text:list xml:id="list1537042501" text:style-name="L2">
        <text:list-item>
          <text:p text:style-name="P18">Salir de mysql:</text:p>
        </text:list-item>
      </text:list>
      <text:p text:style-name="P3"><text:tab/>→ <text:span text:style-name="T1">quit.</text:span></text:p>
      <text:p text:style-name="P9"/>
      <text:list xml:id="list1544693445" text:style-name="L3">
        <text:list-item>
          <text:p text:style-name="P19">Mostrar las bases de datos activas:</text:p>
          <text:p text:style-name="P19">→ <text:span text:style-name="T1">show databases;</text:span></text:p>
          <text:p text:style-name="P44"/>
        </text:list-item>
        <text:list-item>
          <text:p text:style-name="P19">Para poder trabajar sobre una base de datos:</text:p>
          <text:p text:style-name="P19">→ <text:span text:style-name="T2">use nombre_bd. </text:span><text:span text:style-name="T9">(junto al comando </text:span><text:span text:style-name="T2">quit </text:span><text:span text:style-name="T9">son los únicos que no necesitan punto y coma).</text:span></text:p>
          <text:p text:style-name="P33"/>
        </text:list-item>
        <text:list-item>
          <text:p text:style-name="P33">Crear base de datos:</text:p>
          <text:p text:style-name="P19"><text:span text:style-name="T9">→ </text:span><text:span text:style-name="T2">create databse nombre_bd;</text:span></text:p>
          <text:p text:style-name="P19"><text:span text:style-name="T2">** </text:span><text:span text:style-name="T9">para asegurarnos de que la base de datos no ha sido creada ante</text:span><text:span text:style-name="T10">riormente, antes de crear la base de datos ejecutamos el siguiente comando: </text:span><text:span text:style-name="T3">drop database if exists nombre_bd; **</text:span></text:p>
        </text:list-item>
      </text:list>
      <text:p text:style-name="P10"/>
      <text:p text:style-name="P3"><text:span text:style-name="T3"><text:tab/>** </text:span><text:span text:style-name="T10">para asegurarnos de que la base de datos respeta una serie de caracteres, al crear la base <text:s text:c="4"/><text:tab/> <text:s text:c="4"/>de datos es conveniente ejecutar el comando de la siguiente forma: </text:span><text:span text:style-name="T3">create database <text:tab/><text:tab/> <text:s text:c="4"/>nombre_bd character set utf8mb4 collate utf8mb4_unicode_ci; **</text:span></text:p>
      <text:p text:style-name="P10"/>
      <text:list xml:id="list1727113642" text:style-name="L4">
        <text:list-item>
          <text:p text:style-name="P34">Crear una base de datos:</text:p>
          <text:p text:style-name="P20"><text:span text:style-name="T9">→ </text:span><text:span text:style-name="T2">create table nombre_tabla (nombre_atributo tipo);</text:span></text:p>
          <text:p text:style-name="P45"/>
        </text:list-item>
        <text:list-item>
          <text:p text:style-name="P34">Mostrar tablas de una base de datos:</text:p>
          <text:p text:style-name="P20"><text:span text:style-name="T9">→ </text:span><text:span text:style-name="T2">show tables;</text:span></text:p>
          <text:p text:style-name="P45"/>
        </text:list-item>
        <text:list-item>
          <text:p text:style-name="P34">Visualizar la estructura de una tabla:</text:p>
          <text:p text:style-name="P20"><text:span text:style-name="T9">→ </text:span><text:span text:style-name="T2">describe nombre_tabla;</text:span></text:p>
        </text:list-item>
      </text:list>
      <text:p text:style-name="P11"/>
      <text:list xml:id="list171332650768003" text:continue-numbering="true" text:style-name="L4">
        <text:list-item>
          <text:p text:style-name="P20"><text:span text:style-name="T9">Clave primaria → a la hora de crear la tabla, al lado del campo que queramos que sea el id debemos poner </text:span><text:span text:style-name="T2">PRIMARY KEY.</text:span></text:p>
          <text:p text:style-name="P45"/>
        </text:list-item>
        <text:list-item>
          <text:p text:style-name="P21"><text:span text:style-name="T9">Claves candidatas → a la hora de crear la tabla, todos aquellos atributos que queramos que sean únicos debemos poner a su lado </text:span><text:span text:style-name="T2">UNIQUE.</text:span></text:p>
          <text:p text:style-name="P46"/>
        </text:list-item>
        <text:list-item>
          <text:p text:style-name="P21"><text:span text:style-name="T9">Campos autoincrementales → cuando queremos que un id sea autoincremental, a la hora de crear a la tabla debemos establecer la siguiente propiedad </text:span><text:span text:style-name="T2">AUTO_INCREMENT</text:span><text:span text:style-name="T9">.</text:span></text:p>
        </text:list-item>
      </text:list>
      <text:p text:style-name="P6"/>
      <text:list xml:id="list171331770038144" text:continue-numbering="true" text:style-name="L4">
        <text:list-item>
          <text:p text:style-name="P35">Borrar una tabla:</text:p>
          <text:p text:style-name="P21"><text:span text:style-name="T9">→ </text:span><text:span text:style-name="T2">drop table nombre_tabla;</text:span></text:p>
          <text:p text:style-name="P46"/>
        </text:list-item>
        <text:list-item>
          <text:p text:style-name="P35">Añadir una columna a una tabla creada:</text:p>
          <text:p text:style-name="P21"><text:span text:style-name="T9">→ </text:span><text:span text:style-name="T2">alter table nombre_tabla add column nombre_columna tipo;</text:span></text:p>
        </text:list-item>
      </text:list>
      <text:p text:style-name="P4"><text:span text:style-name="T2"><text:tab/>** </text:span><text:span text:style-name="T11">ejemplo: </text:span><text:span text:style-name="T2">alter table providers add column address VARCHAR(255); ** </text:span></text:p>
      <text:p text:style-name="P12"/>
      <text:list xml:id="list2173805409" text:style-name="L5">
        <text:list-item>
          <text:p text:style-name="P36">Eliminar la columna de una tabla:</text:p>
          <text:p text:style-name="P22"><text:span text:style-name="T9">→ </text:span><text:span text:style-name="T2">alter table nombre_tabla drop column nombre_columna;</text:span></text:p>
          <text:p text:style-name="P47"/>
        </text:list-item>
        <text:list-item>
          <text:p text:style-name="P36">Añadir una columna a una tabla en la posición que queramos:</text:p>
          <text:p text:style-name="P22"><text:span text:style-name="T9">→ </text:span><text:span text:style-name="T2">alter table nombre_tabla add column nombre_columna after nombre_otra_columna;</text:span></text:p>
        </text:list-item>
      </text:list>
      <text:p text:style-name="P12"><text:soft-page-break/></text:p>
      <text:list xml:id="list171332960832128" text:continue-numbering="true" text:style-name="L5">
        <text:list-item>
          <text:p text:style-name="P36">Renombrar un campo:</text:p>
          <text:p text:style-name="P22"><text:span text:style-name="T9">→ </text:span><text:span text:style-name="T4">alter table nombre_tabla change column nombre_columna nuevo_nombre tipo;</text:span></text:p>
          <text:p text:style-name="P37">** con este comando también podemos cambiar el tamaño de la columna, ya que al declarar el nuevo nombre también establecemos el tipo **</text:p>
          <text:p text:style-name="P37"/>
        </text:list-item>
        <text:list-item>
          <text:p text:style-name="P38">Modificando el tipo de un campo:</text:p>
          <text:p text:style-name="P23"><text:span text:style-name="T9">→ </text:span><text:span text:style-name="T2">alter table nombre_tabla modify column nombre_columna nuevo_tipo;</text:span></text:p>
        </text:list-item>
      </text:list>
      <text:p text:style-name="P7"/>
      <text:list xml:id="list171332691425038" text:continue-numbering="true" text:style-name="L5">
        <text:list-item>
          <text:p text:style-name="P38">Claves foráneas:</text:p>
          <text:p text:style-name="P23"><text:span text:style-name="T9">→ </text:span><text:span text:style-name="T2">foreign key nombre_columna references nombre_tabla(id);</text:span></text:p>
          <text:p text:style-name="P23"><text:span text:style-name="T2">** </text:span><text:span text:style-name="T11">ejemplo: </text:span><text:span text:style-name="T2">foreign key(id_autor) references autor(id); **</text:span></text:p>
        </text:list-item>
      </text:list>
      <text:p text:style-name="P13"/>
      <text:list xml:id="list171332902129199" text:continue-numbering="true" text:style-name="L5">
        <text:list-item>
          <text:p text:style-name="P39">Insertar registros en una base de datos:</text:p>
          <text:p text:style-name="P24"><text:span text:style-name="T9">→ </text:span><text:span text:style-name="T2">insert into nombre_tabla(campo1,campo2,campo3…) values(valor1,valor2,valor3…)</text:span></text:p>
          <text:p text:style-name="P24"><text:span text:style-name="T2">** </text:span><text:span text:style-name="T9">se pueden omitir el nombre de los campos de dicha columna, pero en ese caso si existe algún campo que tenga un valor por defecto habrá que escribir </text:span><text:span text:style-name="T11">DEFAULT </text:span><text:span text:style-name="T9">al realizar la insercción **</text:span></text:p>
          <text:p text:style-name="P24"><text:span text:style-name="T9">** si queremos realizar varias insercciones a la vez → </text:span><text:span text:style-name="T2">insert into nombre_tabla(campo1,campo2…) values(valor1,valor2…),(valor1,valor2…),…</text:span></text:p>
        </text:list-item>
      </text:list>
      <text:p text:style-name="P14"/>
      <text:list xml:id="list171331526103484" text:continue-numbering="true" text:style-name="L5">
        <text:list-item>
          <text:p text:style-name="P39">Actualizar registros de una base de datos:</text:p>
          <text:p text:style-name="P24"><text:span text:style-name="T9">→ </text:span><text:span text:style-name="T2">update nombre_tabla set campo = valor where condición.</text:span></text:p>
        </text:list-item>
      </text:list>
      <text:p text:style-name="P14"/>
      <text:list xml:id="list171331995031460" text:continue-numbering="true" text:style-name="L5">
        <text:list-item>
          <text:p text:style-name="P39">Eliminar registros de una base de datos:</text:p>
          <text:p text:style-name="P24"><text:span text:style-name="T9">→ </text:span><text:span text:style-name="T2">delete from nombre_tabla where condición.</text:span></text:p>
        </text:list-item>
      </text:list>
      <text:p text:style-name="P14"/>
      <text:list xml:id="list171333058981600" text:continue-numbering="true" text:style-name="L5">
        <text:list-item>
          <text:p text:style-name="P40">Listar información de una tabla:</text:p>
          <text:p text:style-name="P25"><text:span text:style-name="T9">→ </text:span><text:span text:style-name="T2">select (campos que deseemos mostrar) from nombre_tabla.</text:span></text:p>
          <text:p text:style-name="P25"><text:span text:style-name="T2">** </text:span><text:span text:style-name="T9">para mostrar todos los campos de una tabla utilizamos el operador ‘</text:span><text:span text:style-name="T11">*’ </text:span><text:span text:style-name="T9">**</text:span></text:p>
        </text:list-item>
      </text:list>
      <text:p text:style-name="P15"/>
      <text:list xml:id="list171332323290459" text:continue-numbering="true" text:style-name="L5">
        <text:list-item>
          <text:p text:style-name="P40">Poner un alias a un campo que deseemos listar:</text:p>
          <text:p text:style-name="P25"><text:span text:style-name="T9">→ </text:span><text:span text:style-name="T2">select nombre_campo as alias from nombre_tabla.</text:span></text:p>
          <text:p text:style-name="P25"><text:span text:style-name="T2">** </text:span><text:span text:style-name="T11">ejemplo: </text:span><text:span text:style-name="T2">select nomEmp as nombre from empleados; **</text:span></text:p>
        </text:list-item>
      </text:list>
      <text:p text:style-name="P15"/>
      <text:list xml:id="list171332365529812" text:continue-numbering="true" text:style-name="L5">
        <text:list-item>
          <text:p text:style-name="P40">Limitar el número de filas que deseamos mostrar:</text:p>
          <text:p text:style-name="P25"><text:span text:style-name="T9">→ </text:span><text:span text:style-name="T2">select * from nombre_tabla limit cantidad_filas.</text:span></text:p>
          <text:p text:style-name="P25"><text:span text:style-name="T2">** </text:span><text:span text:style-name="T9">también podemos limitar el número de filas que deseamos sacar a partir de una fila**</text:span></text:p>
          <text:p text:style-name="P25"><text:span text:style-name="T9">→ </text:span><text:span text:style-name="T2">select * from nombre_tabla limit cantidad_filas,fila_comienza.</text:span></text:p>
        </text:list-item>
      </text:list>
      <text:p text:style-name="P15"/>
      <text:list xml:id="list171332438036478" text:continue-numbering="true" text:style-name="L5">
        <text:list-item>
          <text:p text:style-name="P40">Para ordenar el resultado que deseamos mostrar:</text:p>
          <text:p text:style-name="P25"><text:span text:style-name="T9">→ </text:span><text:span text:style-name="T2">select * from nombre_tabla order by nombre_campo.</text:span></text:p>
          <text:p text:style-name="P40">** se puede ordenar de forma ascendente o descendente, por defecto se ordena de forma ascendente **</text:p>
          <text:p text:style-name="P25"><text:span text:style-name="T9">** también se puede ordenar por varios campos, </text:span><text:span text:style-name="T11">ejemplo: </text:span><text:span text:style-name="T2">select * from empleados order by nomEmp,salEmp. **</text:span></text:p>
          <text:p text:style-name="P25"><text:span text:style-name="T9">→ </text:span><text:span text:style-name="T2">select * from nombre_tabla order by nombre_campo desc.</text:span></text:p>
        </text:list-item>
      </text:list>
      <text:p text:style-name="P15"/>
      <text:list xml:id="list171332587536920" text:continue-numbering="true" text:style-name="L5">
        <text:list-item>
          <text:p text:style-name="P41">Podemos filtrar lo que deseemos listar:</text:p>
          <text:p text:style-name="P26"><text:span text:style-name="T9">→ </text:span><text:span text:style-name="T2">select * from nombre_tabla where condición.</text:span></text:p>
          <text:p text:style-name="P41">** la condición puede ser cualquiera, como un campo es igual a un resultado o que un campo tiene que ser mayor o menos que otro… **</text:p>
        </text:list-item>
        <text:list-item>
          <text:p text:style-name="P41"><text:soft-page-break/>Podemos encontrar también varios operadores matemáticos:</text:p>
          <text:p text:style-name="P26"><text:span text:style-name="T9">→ </text:span><text:span text:style-name="T2">suma (+).</text:span></text:p>
          <text:p text:style-name="P48">→ resta (-).</text:p>
          <text:p text:style-name="P48">→ operador unitario menos (-).</text:p>
          <text:p text:style-name="P48">→ multiplicación (*).</text:p>
          <text:p text:style-name="P48">→ división (/).</text:p>
        </text:list-item>
      </text:list>
      <text:p text:style-name="P16"/>
      <text:list xml:id="list171331608167754" text:continue-numbering="true" text:style-name="L5">
        <text:list-item>
          <text:p text:style-name="P41">Podemos verificar si un campo ses NULL:</text:p>
          <text:p text:style-name="P26"><text:span text:style-name="T9">→ </text:span><text:span text:style-name="T2">select * from nombre_tabla where nombre_campo is null.</text:span></text:p>
          <text:p text:style-name="P26"><text:span text:style-name="T2">** </text:span><text:span text:style-name="T9">también podemos verificar si un campo no es null, </text:span><text:span text:style-name="T2">select * from nombre_tabla where nombre_campo is </text:span><text:span text:style-name="T9">not</text:span><text:span text:style-name="T2"> null. </text:span><text:span text:style-name="T9">**</text:span></text:p>
        </text:list-item>
      </text:list>
      <text:p text:style-name="P8"/>
      <text:list xml:id="list171331984577660" text:continue-numbering="true" text:style-name="L5">
        <text:list-item>
          <text:p text:style-name="P41">Podemos filtrar una consulta en función de un rango:</text:p>
          <text:p text:style-name="P26"><text:span text:style-name="T9">→ </text:span><text:span text:style-name="T2">select * from nombre_tabla where nombre_campo between valor_mínimo and valor_máximo.</text:span></text:p>
        </text:list-item>
      </text:list>
      <text:p text:style-name="P16"/>
      <text:list xml:id="list171331815107141" text:continue-numbering="true" text:style-name="L5">
        <text:list-item>
          <text:p text:style-name="P41">En MYSQL también podemos encontrarnos los operadores lógicos (and,or):</text:p>
          <text:p text:style-name="P26"><text:span text:style-name="T9">→ </text:span><text:span text:style-name="T2">select * from nombre_tabla where nombre_campo = valor and nombre_campo &lt; valor.</text:span></text:p>
          <text:p text:style-name="P48">→ select * from nombre_tabla where nombre_campo = valor or nombre_campo &gt; valor.</text:p>
        </text:list-item>
      </text:list>
      <text:p text:style-name="P16"/>
      <text:list xml:id="list171333292104354" text:continue-numbering="true" text:style-name="L5">
        <text:list-item>
          <text:p text:style-name="P42">Podemos hacer comparaciones entre cadenas:</text:p>
          <text:p text:style-name="P27"><text:span text:style-name="T9">→ </text:span><text:span text:style-name="T2">select * from nombre_tabla where nombre_campo like condición.</text:span></text:p>
          <text:p text:style-name="P42">** en el like podemos utilizar tres operadores:</text:p>
          <text:list>
            <text:list-header>
              <text:p text:style-name="P27"><text:span text:style-name="T9">→ ‘</text:span><text:span text:style-name="T2">_</text:span><text:span text:style-name="T9">’ → representa solo un carácter.</text:span></text:p>
              <text:p text:style-name="P27"><text:span text:style-name="T9">→ ‘</text:span><text:span text:style-name="T2">c</text:span><text:span text:style-name="T9">’ → una letra concreta.</text:span></text:p>
              <text:p text:style-name="P27"><text:span text:style-name="T9">→ ‘</text:span><text:span text:style-name="T2">%</text:span><text:span text:style-name="T9">’ → un conjunto de caracteres. **</text:span></text:p>
            </text:list-header>
          </text:list>
        </text:list-item>
      </text:list>
      <text:p text:style-name="P5"><text:span text:style-name="T9"><text:tab/>** también podemos realizar comparaciones con el operador </text:span><text:span text:style-name="T2">not like ** </text:span></text:p>
      <text:p text:style-name="P49"/>
      <text:list xml:id="list2615921510" text:style-name="L6">
        <text:list-item>
          <text:p text:style-name="P43">Para agrupar filas que tienen el mismo valor en una consulta:</text:p>
          <text:p text:style-name="P28"><text:span text:style-name="T9">→ </text:span><text:span text:style-name="T2">select nombre_campo from nombre_tabla group by nombre_campo.</text:span></text:p>
          <text:p text:style-name="P28"><text:span text:style-name="T2">** </text:span><text:span text:style-name="T9">es importante que el campo que queramos agrupar se encuentre en la sentencia select **</text:span></text:p>
          <text:p text:style-name="P28"><text:span text:style-name="T9">** </text:span><text:span text:style-name="T11">ejemplo: </text:span><text:span text:style-name="T9">select sexo from personas group by sexo; **</text:span></text:p>
          <text:p text:style-name="P28"><text:span text:style-name="T9">** si queremos filtrar el resultado de la agrupación, no podemos usar where debemos usar having → </text:span><text:span text:style-name="T11">ejemplo: </text:span><text:span text:style-name="T9">select sexo,count(*) as total from personas group by sexo having count(*) &gt; 2; ** </text:span></text:p>
        </text:list-item>
      </text:list>
      <text:p text:style-name="P29"><text:span text:style-name="T9"/></text:p>
      <text:list xml:id="list171333793489819" text:continue-numbering="true" text:style-name="L6">
        <text:list-item>
          <text:p text:style-name="P30"><text:span text:style-name="T9">Podemos simplificar una consulta compleja mediante la realización de </text:span><text:span text:style-name="T11">subconsultas</text:span><text:span text:style-name="T9">, esto es una forma de anidar varias consultas para conseguir el resultado esperado.</text:span></text:p>
          <text:p text:style-name="P30"><text:span text:style-name="T9">→ </text:span><text:span text:style-name="T2">select * from nombre_tabla where nombre_campo </text:span><text:span text:style-name="T7">expresión </text:span><text:span text:style-name="T2">(select nombre_columna from nombre_tabla where condición).</text:span></text:p>
        </text:list-item>
      </text:list>
      <text:p text:style-name="P31"><text:span text:style-name="T2"><text:tab/></text:span></text:p>
      <text:p text:style-name="P31"><text:span text:style-name="T2"><text:tab/>** </text:span><text:span text:style-name="T11">ejemplo:</text:span><text:span text:style-name="T7"> </text:span><text:span text:style-name="T9">select dep_nom from carga_f where eci = (select ci from empleado where <text:tab/><text:tab/><text:tab/> <text:s text:c="8"/>nombre = “Humberto” and apellido = “Pons”); **</text:span></text:p>
      <text:p text:style-name="P31"><text:span text:style-name="T9"/></text:p>
      <text:p text:style-name="P31"><text:span text:style-name="T9"><text:tab/>** Cuando la subconsulta va a devolver más de un valor no podremos utilizar el operador </text:span><text:span text:style-name="T11">=</text:span><text:span text:style-name="T9">, deberemos utilizar el operador </text:span><text:span text:style-name="T11">in. **</text:span></text:p>
      <text:p text:style-name="P31"><text:span text:style-name="T9"><text:tab/>→</text:span><text:span text:style-name="T12"> </text:span><text:span text:style-name="T5">select * from nombre_tabla where nombre_campo in(select nombre_campo from nombre_tabla where condición).</text:span></text:p>
      <text:p text:style-name="P31"><text:span text:style-name="T5"/></text:p>
      <text:p text:style-name="P32"><text:span text:style-name="T2"><text:tab/>** </text:span><text:span text:style-name="T9">También podemos mostrar todo lo contrario, todos aquellos registros que no se cumplan en una subconsulta, esto lo realizamos con el operador </text:span><text:span text:style-name="T11">not in ** </text:span></text:p>
      <text:p text:style-name="P32"><text:soft-page-break/><text:span text:style-name="T11"><text:tab/>→ </text:span><text:span text:style-name="T2">select * from nombre_tabla where nombre_campo not in(select nombre_campo from nombre_tabla where condición).</text:span></text:p>
      <text:p text:style-name="P32"><text:span text:style-name="T2"/></text:p>
      <text:p text:style-name="P32"><text:span text:style-name="T2"><text:tab/>** </text:span><text:span text:style-name="T9">También podemos realizar comparaciones que puedan devolver verdadero o falso, dependiendo de la subconsulta devuelve o no un registro, esto lo realizamos con el operador </text:span></text:p>
      <text:p text:style-name="P32"><text:span text:style-name="T11">exists</text:span><text:span text:style-name="T9">. **</text:span></text:p>
      <text:p text:style-name="P32"><text:span text:style-name="T9"><text:tab/>→ </text:span><text:span text:style-name="T2">select * from nombre_tabla where exists(select * from nombre_tabla where condición).</text:span></text:p>
      <text:p text:style-name="P32"><text:span text:style-name="T2"/></text:p>
      <text:p text:style-name="P32"><text:span text:style-name="T2"><text:tab/>** </text:span><text:span text:style-name="T9">También podemos listar registros de los cuales alguno de ellos cumpla una determinada condición, esto lo realizamos con el operador </text:span><text:span text:style-name="T11">any</text:span><text:span text:style-name="T9">. **</text:span></text:p>
      <text:p text:style-name="P32"><text:span text:style-name="T9"><text:tab/>→ </text:span><text:span text:style-name="T2">select * from nombre_tabla where nombre_campo </text:span><text:span text:style-name="T8">expresión</text:span><text:span text:style-name="T2"> any(select nombre_campo from nombre_tabla where condición).</text:span></text:p>
      <text:p text:style-name="P32"><text:span text:style-name="T2"/></text:p>
      <text:p text:style-name="P32"><text:span text:style-name="T2"><text:tab/>** </text:span><text:span text:style-name="T9">También podemos listar solo aquellos registros que cumplan una determinada condición, esto lo realizamos con el operador </text:span><text:span text:style-name="T11">all</text:span><text:span text:style-name="T9">. **</text:span></text:p>
      <text:p text:style-name="P32"><text:span text:style-name="T9"><text:tab/>→ </text:span><text:span text:style-name="T6">select * from nombre_tabla where nombre_campo </text:span><text:span text:style-name="T8">expresión</text:span><text:span text:style-name="T6"> all(select nombre_campo from nombre_tabla where condición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8:24:20.769000000</meta:creation-date>
    <dc:date>2019-03-06T17:13:12.487000000</dc:date>
    <meta:editing-duration>PT39M48S</meta:editing-duration>
    <meta:editing-cycles>6</meta:editing-cycles>
    <meta:generator>LibreOffice/6.1.4.2$Windows_X86_64 LibreOffice_project/9d0f32d1f0b509096fd65e0d4bec26ddd1938fd3</meta:generator>
    <meta:document-statistic meta:table-count="0" meta:image-count="0" meta:object-count="0" meta:page-count="4" meta:paragraph-count="115" meta:word-count="1222" meta:character-count="7296" meta:non-whitespace-character-count="6224"/>
  </office:meta>
</office:document-meta>
</file>